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1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</style:style>
    <style:style style:name="P2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8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2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3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5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7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8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19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0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1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2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23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24" style:family="text">
      <style:text-properties fo:language="ru" fo:country="RU"/>
    </style:style>
    <style:style style:name="T25" style:family="text">
      <style:text-properties style:font-name="Arial" fo:font-size="10pt" fo:language="ru" fo:country="RU" style:font-size-asian="10pt" style:font-size-complex="10pt"/>
    </style:style>
    <style:style style:name="T26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27" style:family="text">
      <style:text-properties style:font-name="Arial" fo:font-size="10pt" fo:language="en" fo:country="US" style:font-size-asian="10pt" style:font-size-complex="10pt"/>
    </style:style>
    <style:style style:name="T28" style:family="text">
      <style:text-properties fo:font-variant="normal" fo:text-transform="none" fo:color="#333333" style:text-line-through-style="none" style:font-name="Arial1" fo:font-size="9.75pt" fo:font-style="normal" style:text-underline-style="none" fo:font-weight="normal" style:text-blinking="false" fo:background-color="transparent" style:font-name-asian="Times New Roman" style:font-style-asian="italic" style:font-weight-asian="bold" style:font-name-complex="Times New Roman" style:font-style-complex="italic" style:font-weight-complex="bold"/>
    </style:style>
    <style:style style:name="T29" style:family="text">
      <style:text-properties fo:font-variant="normal" fo:text-transform="none" fo:color="#333333" style:text-line-through-style="none" style:font-name="Arial1" fo:font-size="9.75pt" fo:language="ru" fo:country="RU" fo:font-style="normal" style:text-underline-style="none" fo:font-weight="normal" style:text-blinking="false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language="ru" fo:country="RU" style:font-size-asian="10pt" style:font-size-complex="10pt"/>
    </style:style>
    <style:style style:name="T32" style:family="text">
      <style:text-properties style:font-name="Arial"/>
    </style:style>
    <style:style style:name="T33" style:family="text">
      <style:text-properties style:font-name="Arial" fo:font-size="10pt" fo:language="ru" fo:country="RU" style:font-size-asian="10pt" style:font-size-complex="10pt"/>
    </style:style>
    <style:style style:name="T34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35" style:family="text">
      <style:text-properties style:font-name="Arial" fo:font-size="10pt" fo:language="ru" fo:country="RU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style:font-name="Arial" fo:font-size="10pt" style:font-size-asian="10pt" style:font-size-complex="10pt"/>
    </style:style>
    <style:style style:name="T37" style:family="text">
      <style:text-properties style:font-name="Arial" fo:language="ru" fo:country="RU"/>
    </style:style>
    <style:style style:name="T3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89096128" text:id="ct289096128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289096648" text:id="ct289096648">
          <text:insertion>
            <office:change-info>
              <dc:creator>&lt;анонимный&gt;</dc:creator>
              <dc:date>2013-07-17T15:54:00</dc:date>
            </office:change-info>
          </text:insertion>
        </text:changed-region>
        <text:changed-region xml:id="ct289096752" text:id="ct289096752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89096856" text:id="ct289096856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289096960" text:id="ct289096960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289097064" text:id="ct289097064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289097168" text:id="ct289097168">
          <text:insertion>
            <office:change-info>
              <dc:creator>&lt;анонимный&gt;</dc:creator>
              <dc:date>2013-06-28T15:30:00</dc:date>
            </office:change-info>
          </text:insertion>
        </text:changed-region>
        <text:changed-region xml:id="ct289097272" text:id="ct289097272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289097376" text:id="ct289097376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289097480" text:id="ct289097480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289097584" text:id="ct289097584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289097688" text:id="ct289097688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289097792" text:id="ct289097792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289097896" text:id="ct289097896">
          <text:insertion>
            <office:change-info>
              <dc:creator>&lt;анонимный&gt;</dc:creator>
              <dc:date>2012-12-14T13:51:00</dc:date>
            </office:change-info>
          </text:insertion>
        </text:changed-region>
        <text:changed-region xml:id="ct289098000" text:id="ct289098000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9098104" text:id="ct289098104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289098208" text:id="ct28909820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9098312" text:id="ct289098312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9098416" text:id="ct289098416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289098520" text:id="ct289098520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289098624" text:id="ct289098624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289098728" text:id="ct289098728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289098832" text:id="ct289098832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289098936" text:id="ct289098936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289099040" text:id="ct289099040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89099144" text:id="ct289099144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290403760" text:id="ct290403760">
          <text:insertion>
            <office:change-info>
              <dc:creator>&lt;анонимный&gt;</dc:creator>
              <dc:date>2013-08-03T11:59:00</dc:date>
            </office:change-info>
          </text:insertion>
        </text:changed-region>
        <text:changed-region xml:id="ct290400120" text:id="ct290400120">
          <text:insertion>
            <office:change-info>
              <dc:creator>&lt;анонимный&gt;</dc:creator>
              <dc:date>2013-08-03T11:59:00</dc:date>
            </office:change-info>
          </text:insertion>
        </text:changed-region>
        <text:changed-region xml:id="ct290403344" text:id="ct290403344">
          <text:insertion>
            <office:change-info>
              <dc:creator>&lt;анонимный&gt;</dc:creator>
              <dc:date>2013-08-03T11:58:00</dc:date>
            </office:change-info>
          </text:insertion>
        </text:changed-region>
        <text:changed-region xml:id="ct290401368" text:id="ct290401368">
          <text:insertion>
            <office:change-info>
              <dc:creator>&lt;анонимный&gt;</dc:creator>
              <dc:date>2013-08-03T11:58:00</dc:date>
            </office:change-info>
          </text:insertion>
        </text:changed-region>
        <text:changed-region xml:id="ct289099664" text:id="ct289099664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289099768" text:id="ct289099768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289099872" text:id="ct289099872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Министерство здравоохранения Российской Федерации</text:p>
            <text:p text:style-name="P15">ФГБУ «ФНКЦ ДГОИ им. Дмитрия Рогачева»</text:p>
          </table:table-cell>
          <table:table-cell table:style-name="Таблица3.A1" office:value-type="string">
            <text:p text:style-name="P21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4"/>
      <text:p text:style-name="P14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26"><text:span text:style-name="T11">№ медицинской карты: </text:span><text:change-start text:change-id="ct289096128"/><text:span text:style-name="T11">getData('number')</text:span><text:change-end text:change-id="ct289096128"/><text:span text:style-name="T11"> </text:span><text:span text:style-name="T27">(</text:span><text:span text:style-name="T25">Код вида оплаты:</text:span><text:span text:style-name="T16"> </text:span><text:change-start text:change-id="ct289096648"/><text:span text:style-name="T15">getFinanceCode(getData('appealType')['finance']['id'])</text:span><text:change-end text:change-id="ct289096648"/><text:span text:style-name="T11"> )</text:span></text:p>
      <text:p text:style-name="P13"/>
      <text:p text:style-name="P22"><text:span text:style-name="T19">1. Код пациента: </text:span><text:change-start text:change-id="ct289096752"/><text:span text:style-name="T17">getData('patient.id')</text:span><text:change-end text:change-id="ct289096752"/><text:span text:style-name="T18"> <text:tab/></text:span><text:span text:style-name="T19">2. Ф.И.О.: </text:span><text:change-start text:change-id="ct289096856"/><text:span text:style-name="T17">getFullName('patient.name')</text:span><text:change-end text:change-id="ct289096856"/><text:span text:style-name="T19"> </text:span></text:p>
      <text:p text:style-name="P20"><text:span text:style-name="T10">3. Пол: </text:span><text:change-start text:change-id="ct289096960"/><text:span text:style-name="T23">getSex('patient.sex')</text:span><text:change-end text:change-id="ct289096960"/><text:span text:style-name="T13"> <text:tab/></text:span><text:span text:style-name="T10">4. Дата рождения: </text:span><text:change-start text:change-id="ct289097064"/><text:span text:style-name="T11">formatDate('patient.birthDate'</text:span><text:span text:style-name="T16">)</text:span><text:change-end text:change-id="ct289097064"/><text:span text:style-name="T10"> (возраст: </text:span><text:change-start text:change-id="ct289097168"/><text:span text:style-name="T15">getData('age')</text:span><text:change-end text:change-id="ct289097168"/><text:span text:style-name="T10"> )</text:span></text:p>
      <text:p text:style-name="P12">5. Документ, удостов. личность: название, серия, номер: </text:p>
      <text:p text:style-name="P19"><text:span text:style-name="T10"><text:tab/> </text:span><text:change-start text:change-id="ct289097272"/><text:span text:style-name="T11"><office:annotation><dc:creator>&lt;анонимный&gt;</dc:creator><dc:date>2012-12-14T14:52:00.74</dc:date><text:p text:style-name="P29"><text:span text:style-name="T38">do text for idCard in data['patient']['idCards']</text:span></text:p></office:annotation></text:span><text:change-end text:change-id="ct289097272"/><text:change-start text:change-id="ct289097376"/><text:span text:style-name="T11">getData('docType.name', idCard)</text:span><text:change-end text:change-id="ct289097376"/><text:span text:style-name="T26"> </text:span><text:change-start text:change-id="ct289097480"/><text:span text:style-name="T26">getData('series', idCard)</text:span><text:change-end text:change-id="ct289097480"/><text:span text:style-name="T26"> </text:span><text:change-start text:change-id="ct289097584"/><text:span text:style-name="T26">getData('number', idCard)</text:span><text:change-end text:change-id="ct289097584"/><text:span text:style-name="T25"> </text:span></text:p>
      <text:p text:style-name="P23"><text:span text:style-name="T10">6. Адрес: регистрация по месту жительства: </text:span><text:change-start text:change-id="ct289097688"/><text:span text:style-name="T11">getAddress('patient.address.residential')</text:span><text:change-end text:change-id="ct289097688"/><text:span text:style-name="T13"> </text:span></text:p>
      <text:p text:style-name="P19"><text:span text:style-name="T10">7. Код территории проживания: </text:span><text:change-start text:change-id="ct289097792"/><text:span text:style-name="T15">getData('patient.address.residential.street.code')</text:span><text:change-end text:change-id="ct289097792"/><text:span text:style-name="T15">  </text:span><text:span text:style-name="T10">Житель: </text:span><text:change-start text:change-id="ct289097896"/><text:span text:style-name="T11">(simpleIf('patient.address.residential.localityType', 'Село', 'Город'))</text:span><text:change-end text:change-id="ct289097896"/><text:span text:style-name="T13"> </text:span></text:p>
      <text:p text:style-name="P25">8. Страховой полис (серия, номер): </text:p>
      <text:p text:style-name="P18"><text:span text:style-name="T19"><text:tab/> </text:span><text:change-start text:change-id="ct289098000"/><text:span text:style-name="T19"><office:annotation><dc:creator>&lt;анонимный&gt;</dc:creator><dc:date>2012-12-14T14:35:59.74</dc:date><text:p text:style-name="P30"><text:span text:style-name="T40">do text for payment in data['patient']['payments'] </text:span></text:p></office:annotation></text:span><text:change-end text:change-id="ct289098000"/><text:change-start text:change-id="ct289098104"/><text:span text:style-name="T17">getData('policyType.name', payment)</text:span><text:change-end text:change-id="ct289098104"/><text:span text:style-name="T17">, </text:span><text:change-start text:change-id="ct289098208"/><text:span text:style-name="T17">getData('smo.name', payment)</text:span><text:change-end text:change-id="ct289098208"/><text:span text:style-name="T17"> </text:span><text:change-start text:change-id="ct289098312"/><text:span text:style-name="T17">getData('series', payment)</text:span><text:change-end text:change-id="ct289098312"/><text:span text:style-name="T17"> </text:span><text:change-start text:change-id="ct289098416"/><text:span text:style-name="T17">getData('number', payment)</text:span><text:change-end text:change-id="ct289098416"/><text:span text:style-name="T24"> </text:span></text:p>
      <text:p text:style-name="P23"><text:span text:style-name="T10">9. Вид оплаты: </text:span><text:change-start text:change-id="ct289098520"/><text:span text:style-name="T16">getData('appealType')['finance']['name']</text:span><text:change-end text:change-id="ct289098520"/><text:span text:style-name="T10"> </text:span></text:p>
      <text:p text:style-name="P17"><text:span text:style-name="T5">10. Социальный статус: </text:span><text:change-start text:change-id="ct289098624"/><text:span text:style-name="T5"><office:annotation><dc:creator>&lt;анонимный&gt;</dc:creator><dc:date>2012-12-14T15:33:49.75</dc:date><text:p text:style-name="P30"><text:span text:style-name="T39">do text for occupation in data['patient']['occupations']</text:span></text:p></office:annotation></text:span><text:change-end text:change-id="ct289098624"/><text:change-start text:change-id="ct289098728"/><text:span text:style-name="T8">occupation['socialStatus']['status']</text:span><text:change-end text:change-id="ct289098728"/><text:span text:style-name="T8">; </text:span></text:p>
      <text:p text:style-name="P20"><text:span text:style-name="T10">11. Категория льготности: </text:span><text:change-start text:change-id="ct289098832"/><text:span text:style-name="T10"><office:annotation><dc:creator>&lt;анонимный&gt;</dc:creator><dc:date>2012-12-14T15:51:14.75</dc:date><text:p text:style-name="P30"><text:span text:style-name="T39">do text for disability in data['patient']['disabilities']</text:span></text:p></office:annotation></text:span><text:change-end text:change-id="ct289098832"/><text:change-start text:change-id="ct289098936"/><text:span text:style-name="T10">disability['disabilityType']['name']</text:span><text:change-end text:change-id="ct289098936"/><text:span text:style-name="T12"> </text:span></text:p>
      <text:p text:style-name="P17"><text:span text:style-name="T5">12. Кем направлен: </text:span><text:change-start text:change-id="ct289099040"/><text:span text:style-name="T9">getData('assignment.directed')</text:span><text:change-end text:change-id="ct289099040"/><text:span text:style-name="T7"> </text:span></text:p>
      <text:p text:style-name="P20"><text:span text:style-name="T10">13. Кем доставлен: </text:span><text:change-start text:change-id="ct289099144"/><text:span text:style-name="T16">getData('deliveredType')</text:span><text:change-end text:change-id="ct289099144"/><text:span text:style-name="T10"> </text:span></text:p>
      <text:p text:style-name="P19"><text:span text:style-name="T10">14. Диагноз направившего учреждения: </text:span><text:change-start text:change-id="ct290403760"/><text:span text:style-name="T14">findDiagnosis('diagnoses', '</text:span><text:bookmark text:name="docs-internal-guid-37392213-432e-4dfe-9864-14cbae22dfc8"/><text:span text:style-name="T14">diagReceivedMkb')['mkb']['code']</text:span><text:change-end text:change-id="ct290403760"/><text:span text:style-name="T35"> : </text:span><text:change-start text:change-id="ct290400120"/><text:span text:style-name="T35">findDiagnosis('diagnoses', '</text:span><text:bookmark text:name="docs-internal-guid-37392213-432e-4dfe-9864-14cbae22dfc81"/><text:span text:style-name="T35">diagReceivedMkb')['mkb']['diagnosis']</text:span><text:change-end text:change-id="ct290400120"/><text:span text:style-name="T13"> </text:span></text:p>
      <text:p text:style-name="P28"><text:span text:style-name="T10">15. Диагноз приемного отделения: </text:span><text:change-start text:change-id="ct290403344"/><text:span text:style-name="T14">findDiagnosis('diagnoses', '</text:span><text:bookmark text:name="docs-internal-guid-37392213-432e-98bb-b175-3a897b40e288"/><text:span text:style-name="T14">admissionMkb')['mkb']['code']</text:span><text:change-end text:change-id="ct290403344"/><text:span text:style-name="T35">: </text:span><text:change-start text:change-id="ct290401368"/><text:span text:style-name="T35">findDiagnosis('diagnoses', '</text:span><text:bookmark text:name="docs-internal-guid-37392213-432e-98bb-b175-3a897b40e2881"/><text:span text:style-name="T35">admissionMkb')['mkb']['diagnosis']</text:span><text:change-end text:change-id="ct290401368"/><text:span text:style-name="T13"> </text:span></text:p>
      <text:p text:style-name="P24">16. Доставлен в состоянии опьянения: </text:p>
      <text:p text:style-name="P20"><text:span text:style-name="T10">17. Госпитализирован по поводу данного заболевания в текущем году: </text:span><text:change-start text:change-id="ct289099664"/><text:span text:style-name="T16">getData('appealWithDeseaseThisYear')</text:span><text:change-end text:change-id="ct289099664"/> </text:p>
      <text:p text:style-name="P17"><text:span text:style-name="T5">18. Доставлен в стационар от начала заболевания (получения травмы): </text:span><text:change-start text:change-id="ct289099768"/><text:span text:style-name="T7">getData('deliveredAfterType')</text:span><text:change-end text:change-id="ct289099768"/><text:span text:style-name="T7"> </text:span></text:p>
      <text:p text:style-name="P11">19. Травма: </text:p>
      <text:p text:style-name="P17"><text:span text:style-name="T5">20. Дата поступления в приемное отделение: </text:span><text:change-start text:change-id="ct289099872"/><text:span text:style-name="T9">formatDateTime('rangeAppealDateTime.start')</text:span><text:change-end text:change-id="ct289099872"/><text:span text:style-name="T7"> </text:span></text:p>
      <text:p text:style-name="P11"><text:tab/>Подпись врача приемного отделения: __________________________________________________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Arial1" svg:font-family="Aria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289096232" text:id="ct289096232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289096336" text:id="ct289096336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89096440" text:id="ct289096440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289096544" text:id="ct289096544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289096232"/><text:span text:style-name="MT1">getData('patient.id')</text:span><text:change-end text:change-id="ct289096232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289096336"/><text:span text:style-name="MT2">getData('id')</text:span><text:change-end text:change-id="ct289096336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289096440"/>getBarcode39('<text:span text:style-name="MT3">patient.id</text:span>')<text:change-end text:change-id="ct289096440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289096544"/>getBarcode39(<text:span text:style-name="MT4">'id'</text:span>)<text:change-end text:change-id="ct289096544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3-08-03T11:59:25.60</dc:date>
    <meta:editing-duration>PT3H30M45S</meta:editing-duration>
    <meta:editing-cycles>50</meta:editing-cycles>
    <meta:generator>OpenOffice.org/3.4.1$Win32 OpenOffice.org_project/341m1$Build-9593</meta:generator>
    <meta:document-statistic meta:table-count="2" meta:image-count="0" meta:object-count="0" meta:page-count="1" meta:paragraph-count="32" meta:word-count="199" meta:character-count="2362"/>
  </office:meta>
</office:document-meta>
</file>